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left" fo:margin-bottom="8.00pt" style:writing-mode="rl"/>
    </style:style>
  </office:automatic-styles>
  <office:body>
    <office:text>
      <text:p text:style-name="P1"><text:span text:style-name="T1">NAME: MAHMOUD AHMED MOHAMED ANANY</text:span><text:span text:style-name="T2"/></text:p>
      <text:p text:style-name="P1"><text:span text:style-name="T3">BN/</text:span><text:span text:style-name="T4">842</text:span><text:span text:style-name="T5"/></text:p>
      <text:p text:style-name="P1"><text:span text:style-name="T6">DATE/</text:span><text:span text:style-name="T7">8</text:span><text:span text:style-name="T8">/</text:span><text:span text:style-name="T9">6</text:span><text:span text:style-name="T10">/</text:span><text:span text:style-name="T11">2021</text:span><text:span text:style-name="T12"/></text:p>
      <text:p text:style-name="P1"><text:span text:style-name="T13">TOPIC: ARTIFICIAL INTELLIGENCE</text:span><text:span text:style-name="T14"/></text:p>
      <text:p text:style-name="P1"><text:span text:style-name="T15"/></text:p>
      <text:p text:style-name="P1"><text:span text:style-name="T16">APPLICATION BRIEF: Abstract</text:span><text:span text:style-name="T17"/></text:p>
      <text:p text:style-name="P1"><text:span text:style-name="T18">This introduction to this special issue discusses artificial intelligence (AI), commonly defined as<text:s/></text:span><text:span text:style-name="T19">“</text:span><text:span text:style-name="T20">a system</text:span><text:span text:style-name="T21">’</text:span><text:span text:style-name="T22">s ability to interpret external data correctly, to learn from such data, and to use those learnings to achieve specific goals and tasks through flexible adaptation.</text:span><text:span text:style-name="T23">”<text:s/></text:span><text:span text:style-name="T24">It summarizes seven articles published in this special issue that present a wide variety of perspectives on AI, authored by several of the world</text:span><text:span text:style-name="T25">’</text:span><text:span text:style-name="T26">s leading experts and specialists in AI. It concludes by offering a comprehensive outlook on the future of AI, drawing on micro-, meso-, and macro-perspectives</text:span><text:span text:style-name="T27"/></text:p>
      <text:p text:style-name="P1"><text:span text:style-name="T28">Screenshots</text:span><draw:frame text:anchor-type="as-char" svg:width="165.36mm" svg:height="70.38mm" style:rel-width="scale" style:rel-height="scale"><draw:object-ole xlink:href="OleObj1"/><draw:image xlink:href="ObjectReplacements/OleObj1"/></draw:frame><text:span text:style-name="T29"/></text:p>
      <text:p text:style-name="P1"><text:span text:style-name="T30">Sourcecode</text:span><text:span text:style-name="T31">:</text:span><draw:frame text:anchor-type="as-char" svg:width="176.74mm" svg:height="56.89mm" style:rel-width="scale" style:rel-height="scale"><draw:object-ole xlink:href="OleObj2"/><draw:image xlink:href="ObjectReplacements/OleObj2"/></draw:frame><text:span text:style-name="T3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